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itBinderHandler.initBinderTypeConversion( WebDataBinder dataBinder , @ RequestParam int request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BinderDataBinderFactoryTests.returnValueNotExp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itBinderDataBinderFactoryTests.createBinderWithAtt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itBinderDataBinderFactoryTests.createBinderWithGlobalInitial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itBinderHandler.initBinderWithAttributeName( WebDataBinder dataBi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BinderDataBinderFactoryTests.createBi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itBinderHandler.initBinder( WebDataBinder dataBi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BinderDataBinderFactoryTests.createFactory( String methodName , Class &lt; ? &gt; ... parameter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itBinderDataBinderFactoryTests.createBinderNullAtt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itBinderHandler.initBinderReturnValue( WebDataBinder dataBi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BinderDataBinderFactoryTests.createBinderWithAttrName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itBinderDataBinderFactoryTests.createBinderType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